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ello dell'Illuminazione Caotica</text:h>
      <text:h text:style-name="Heading_20_2" text:outline-level="2"><text:span text:style-name="Emphasis">Documento Riservato al DM</text:span></text:h>
      <text:h text:style-name="Heading_20_3" text:outline-level="3">Storia Segreta</text:h>
      <text:p text:style-name="Text_20_body">L'anello, originariamente chiamato "Sigillo del Crepuscolo di Mask", fu creato dal dio Mask stesso durante una battaglia decisiva contro le forze della morte di Kelemvor. Mask vi infuse parte della sua essenza come piano di contingenza. Quando Mask cadde in battaglia, l'anello si perse nel caos della guerra, la sua vera natura nascosta da potenti illusioni.</text:p>
      <text:h text:style-name="Heading_20_3" text:outline-level="3">Proprietà dell'Intelligenza Artificiale</text:h>
      <text:list text:style-name="L1">
        <text:list-item>
          <text:p text:style-name="P1">Intelligenza: 14 </text:p>
        </text:list-item>
        <text:list-item>
          <text:p text:style-name="P1">Saggezza: 12 </text:p>
        </text:list-item>
        <text:list-item>
          <text:p text:style-name="P1">Carisma: 16 </text:p>
        </text:list-item>
        <text:list-item>
          <text:p text:style-name="P1">Comunicazione: Parla (Comune e Infernale) </text:p>
        </text:list-item>
        <text:list-item>
          <text:p text:style-name="P1">Allineamento: Caotico Buono </text:p>
        </text:list-item>
        <text:list-item>
          <text:p text:style-name="P2">Punteggio Ego: 12 </text:p>
        </text:list-item>
      </text:list>
      <text:h text:style-name="Heading_20_3" text:outline-level="3">Poteri Dettagliati</text:h>
      <text:list text:style-name="L2">
        <text:list-item>
          <text:p text:style-name="P3"><text:span text:style-name="Strong_20_Emphasis">Prova di Legame (Sop)</text:span> </text:p>
          <text:list>
            <text:list-item>
              <text:p text:style-name="P3">CD 17 tiro salvezza su Volontà quando toccato da un warlock caotico </text:p>
            </text:list-item>
            <text:list-item>
              <text:p text:style-name="P3">In caso di fallimento, si fonde con la carne attraverso tendini d'ombra </text:p>
            </text:list-item>
            <text:list-item>
              <text:p text:style-name="P3">Il legame è permanente fino al completamento delle condizioni </text:p>
            </text:list-item>
          </text:list>
        </text:list-item>
        <text:list-item>
          <text:p text:style-name="P3"><text:span text:style-name="Strong_20_Emphasis">Trasformazione dell'Allineamento</text:span> </text:p>
          <text:list>
            <text:list-item>
              <text:p text:style-name="P3">Immediata trasformazione in Caotico Buono </text:p>
            </text:list-item>
            <text:list-item>
              <text:p text:style-name="P3">Diventa Caotico Neutrale quando unito allo Scettro di Ylluminuk </text:p>
            </text:list-item>
            <text:list-item>
              <text:p text:style-name="P3">La trasformazione è irreversibile finché l'anello è indossato </text:p>
            </text:list-item>
          </text:list>
        </text:list-item>
        <text:list-item>
          <text:p text:style-name="P3"><text:span text:style-name="Strong_20_Emphasis">Poteri Nascosti</text:span> </text:p>
          <text:list>
            <text:list-item>
              <text:p text:style-name="P3">L'anello contiene frammenti della conoscenza di Mask </text:p>
            </text:list-item>
            <text:list-item>
              <text:p text:style-name="P3">Può occasionalmente fornire visioni del passato divino </text:p>
            </text:list-item>
            <text:list-item>
              <text:p text:style-name="P4">Reagisce in presenza di altri artefatti divini </text:p>
            </text:list-item>
          </text:list>
        </text:list-item>
      </text:list>
      <text:h text:style-name="Heading_20_3" text:outline-level="3">Ganci di Trama</text:h>
      <text:list text:style-name="L3">
        <text:list-item>
          <text:p text:style-name="P5"><text:span text:style-name="Strong_20_Emphasis">Lo Scettro di Ylluminuk</text:span> </text:p>
          <text:list>
            <text:list-item>
              <text:p text:style-name="P5">Artefatto gemello dell'anello </text:p>
            </text:list-item>
            <text:list-item>
              <text:p text:style-name="P5">Si dice sia nascosto in una città perduta di Netheril </text:p>
            </text:list-item>
            <text:list-item>
              <text:p text:style-name="P5">L'unione dei due oggetti potrebbe avere conseguenze cosmiche </text:p>
            </text:list-item>
          </text:list>
        </text:list-item>
        <text:list-item>
          <text:p text:style-name="P5"><text:span text:style-name="Strong_20_Emphasis">Visioni e Sogni</text:span> </text:p>
          <text:list>
            <text:list-item>
              <text:p text:style-name="P5">L'anello invia visioni al portatore </text:p>
            </text:list-item>
            <text:list-item>
              <text:p text:style-name="P5">Mostra indizi sulla posizione dello scettro </text:p>
            </text:list-item>
            <text:list-item>
              <text:p text:style-name="P6">Può rivelare segreti delle guerre divine </text:p>
            </text:list-item>
          </text:list>
        </text:list-item>
      </text:list>
      <text:h text:style-name="Heading_20_3" text:outline-level="3"><text:soft-page-break/>Sviluppi Suggeriti</text:h>
      <text:list text:style-name="L4">
        <text:list-item>
          <text:p text:style-name="P7"><text:span text:style-name="Strong_20_Emphasis">Caccia allo Scettro</text:span> </text:p>
          <text:list>
            <text:list-item>
              <text:p text:style-name="P7">Inserire indizi sulla posizione dello scettro </text:p>
            </text:list-item>
            <text:list-item>
              <text:p text:style-name="P7">Introdurre PNG che cercano l'anello </text:p>
            </text:list-item>
            <text:list-item>
              <text:p text:style-name="P7">Creare fazioni interessate ai due artefatti </text:p>
            </text:list-item>
          </text:list>
        </text:list-item>
        <text:list-item>
          <text:p text:style-name="P7"><text:span text:style-name="Strong_20_Emphasis">Conseguenze</text:span> </text:p>
          <text:list>
            <text:list-item>
              <text:p text:style-name="P7">Il cambio di allineamento può influenzare le relazioni del personaggio </text:p>
            </text:list-item>
            <text:list-item>
              <text:p text:style-name="P7">Altri warlock potrebbero percepire la presenza dell'anello </text:p>
            </text:list-item>
            <text:list-item>
              <text:p text:style-name="P8">Possibili conflitti con seguaci di Kelemvor </text:p>
            </text:list-item>
          </text:list>
        </text:list-item>
      </text:list>
      <text:h text:style-name="Heading_20_3" text:outline-level="3">Note sulla Forma Alternativa</text:h>
      <text:list text:style-name="L5">
        <text:list-item>
          <text:p text:style-name="P9">L'illusione dell'Anello di Protezione +3 è quasi indistruttibile </text:p>
        </text:list-item>
        <text:list-item>
          <text:p text:style-name="P9">Solo incantesimi di livello 9 possono rivelare la vera natura </text:p>
        </text:list-item>
        <text:list-item>
          <text:p text:style-name="P10">L'illusione si ripristina automaticamente dopo 24 ore </text:p>
        </text:list-item>
      </text:list>
      <text:h text:style-name="Heading_20_3" text:outline-level="3">Suggerimenti per l'Immagine</text:h>
      <text:p text:style-name="Text_20_body"><text:span text:style-name="Emphasis">Per rappresentazioni ufficiali:</text:span></text:p>
      <text:list text:style-name="L6">
        <text:list-item>
          <text:p text:style-name="P11">Base in ossidiana nera lucida </text:p>
        </text:list-item>
        <text:list-item>
          <text:p text:style-name="P11">Motivi di fulmini viola incisi nella pietra </text:p>
        </text:list-item>
        <text:list-item>
          <text:p text:style-name="P11">Scritte infernali che brillano quando attivate </text:p>
        </text:list-item>
        <text:list-item>
          <text:p text:style-name="P11">Effetto nebuloso di ombre che si muovono all'interno della pietra </text:p>
        </text:list-item>
        <text:list-item>
          <text:p text:style-name="P12">Possibile rappresentazione delle radici d'ombra che si fondono con la mano del portatore </text:p>
        </text:list-item>
      </text:list>
      <text:h text:style-name="Heading_20_3" text:outline-level="3">Utilizzo in Campagna</text:h>
      <text:list text:style-name="L7">
        <text:list-item>
          <text:p text:style-name="P13"><text:span text:style-name="Strong_20_Emphasis">Come Introdurlo</text:span> </text:p>
          <text:list>
            <text:list-item>
              <text:p text:style-name="P13">Attraverso antichi testi Netherese </text:p>
            </text:list-item>
            <text:list-item>
              <text:p text:style-name="P13">Come parte di un tesoro dimenticato </text:p>
            </text:list-item>
            <text:list-item>
              <text:p text:style-name="P13">In possesso di un PNG morente </text:p>
            </text:list-item>
          </text:list>
        </text:list-item>
        <text:list-item>
          <text:p text:style-name="P13"><text:span text:style-name="Strong_20_Emphasis">Bilanciamento</text:span> </text:p>
          <text:list>
            <text:list-item>
              <text:p text:style-name="P13">I poteri sono adatti per personaggi di livello 7-12 </text:p>
            </text:list-item>
            <text:list-item>
              <text:p text:style-name="P13">Il legame forzato può essere spezzato solo da desiderio o intervento divino </text:p>
            </text:list-item>
            <text:list-item>
              <text:p text:style-name="P13">Considerare le implicazioni dell'allineamento forzato </text:p>
            </text:list-item>
          </text:list>
        </text:list-item>
        <text:list-item>
          <text:p text:style-name="P13"><text:span text:style-name="Strong_20_Emphasis">Sviluppi Futuri</text:span> </text:p>
          <text:list>
            <text:list-item>
              <text:p text:style-name="P13">Preparare indizi sullo Scettro di Ylluminuk </text:p>
            </text:list-item>
            <text:list-item>
              <text:p text:style-name="P13">Considerare le conseguenze dell'unione dei due artefatti </text:p>
            </text:list-item>
            <text:list-item>
              <text:p text:style-name="P14">Pianificare possibili interventi divini</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0T19:06:40.167667086</meta:creation-date>
    <dc:date>2024-12-20T19:07:11.072712686</dc:date>
    <meta:editing-duration>PT31S</meta:editing-duration>
    <meta:editing-cycles>1</meta:editing-cycles>
    <meta:document-statistic meta:table-count="0" meta:image-count="0" meta:object-count="0" meta:page-count="2" meta:paragraph-count="66" meta:word-count="462" meta:character-count="2980" meta:non-whitespace-character-count="2585"/>
    <meta:generator>LibreOffice/24.8.3.2$Linux_X86_64 LibreOffice_project/480$Build-2</meta:generator>
  </office:meta>
</office:document-meta>
</file>